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gr11" style:family="graphic" style:parent-style-name="standard">
      <style:graphic-properties draw:stroke="dash" draw:stroke-dash="Fine_20_Dashed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195cm" svg:height="10.16cm" svg:x="0.635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6.195cm" svg:height="5.715cm" svg:x="0.635cm" svg:y="1.9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575cm" svg:y1="1.905cm" svg:x2="28.575cm" svg:y2="7.62cm">
          <text:p/>
        </draw:line>
        <draw:line draw:style-name="gr2" draw:text-style-name="P1" draw:layer="layout" svg:x1="28.575cm" svg:y1="10.16cm" svg:x2="28.575cm" svg:y2="20.321cm">
          <text:p/>
        </draw:line>
        <draw:line draw:style-name="gr2" draw:text-style-name="P1" draw:layer="layout" svg:x1="20.955cm" svg:y1="10.16cm" svg:x2="20.955cm" svg:y2="20.32cm">
          <text:p/>
        </draw:line>
        <draw:line draw:style-name="gr2" draw:text-style-name="P1" draw:layer="layout" svg:x1="20.955cm" svg:y1="1.906cm" svg:x2="20.955cm" svg:y2="7.62cm">
          <text:p/>
        </draw:line>
        <draw:line draw:style-name="gr2" draw:text-style-name="P1" draw:layer="layout" svg:x1="18.415cm" svg:y1="10.16cm" svg:x2="18.415cm" svg:y2="20.321cm">
          <text:p/>
        </draw:line>
        <draw:line draw:style-name="gr2" draw:text-style-name="P1" draw:layer="layout" svg:x1="18.415cm" svg:y1="1.905cm" svg:x2="18.415cm" svg:y2="7.62cm">
          <text:p/>
        </draw:line>
        <draw:line draw:style-name="gr2" draw:text-style-name="P1" draw:layer="layout" svg:x1="18.415cm" svg:y1="1.906cm" svg:x2="18.415cm" svg:y2="7.62cm">
          <text:p/>
        </draw:line>
        <draw:line draw:style-name="gr2" draw:text-style-name="P1" draw:layer="layout" svg:x1="18.415cm" svg:y1="10.16cm" svg:x2="18.415cm" svg:y2="20.32cm">
          <text:p/>
        </draw:line>
        <draw:line draw:style-name="gr3" draw:text-style-name="P1" draw:layer="layout" svg:x1="8.255cm" svg:y1="10.16cm" svg:x2="8.255cm" svg:y2="20.32cm">
          <text:p/>
        </draw:line>
        <draw:line draw:style-name="gr3" draw:text-style-name="P1" draw:layer="layout" svg:x1="10.795cm" svg:y1="10.16cm" svg:x2="10.795cm" svg:y2="20.32cm">
          <text:p/>
        </draw:line>
        <draw:line draw:style-name="gr2" draw:text-style-name="P1" draw:layer="layout" svg:x1="10.795cm" svg:y1="1.905cm" svg:x2="10.795cm" svg:y2="7.62cm">
          <text:p/>
        </draw:line>
        <draw:line draw:style-name="gr3" draw:text-style-name="P1" draw:layer="layout" svg:x1="8.255cm" svg:y1="1.905cm" svg:x2="8.255cm" svg:y2="7.62cm">
          <text:p/>
        </draw:line>
        <draw:line draw:style-name="gr4" draw:text-style-name="P1" draw:layer="layout" svg:x1="18.415cm" svg:y1="6.35cm" svg:x2="20.955cm" svg:y2="5.08cm">
          <text:p/>
        </draw:line>
        <draw:line draw:style-name="gr4" draw:text-style-name="P1" draw:layer="layout" svg:x1="18.415cm" svg:y1="3.81cm" svg:x2="20.955cm" svg:y2="5.08cm">
          <text:p/>
        </draw:line>
        <draw:line draw:style-name="gr4" draw:text-style-name="P1" draw:layer="layout" svg:x1="8.255cm" svg:y1="5.08cm" svg:x2="10.795cm" svg:y2="6.35cm">
          <text:p/>
        </draw:line>
        <draw:line draw:style-name="gr4" draw:text-style-name="P1" draw:layer="layout" svg:x1="8.255cm" svg:y1="5.08cm" svg:x2="10.795cm" svg:y2="3.81cm">
          <text:p/>
        </draw:line>
        <draw:custom-shape draw:style-name="gr5" draw:text-style-name="P1" draw:layer="layout" svg:width="7.62cm" svg:height="1.27cm" svg:x="0.635cm" svg:y="4.445cm">
          <text:p text:style-name="P1"><text:span text:style-name="T1">Command-1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98cm" svg:height="0.954cm" svg:x="8.255cm" svg:y="3.491cm">
          <draw:text-box>
            <text:p><text:span text:style-name="T2">next</text:span></text:p>
          </draw:text-box>
        </draw:frame>
        <draw:custom-shape draw:style-name="gr5" draw:text-style-name="P1" draw:layer="layout" svg:width="7.62cm" svg:height="1.27cm" svg:x="10.795cm" svg:y="5.715cm">
          <text:p text:style-name="P1"><text:span text:style-name="T1">Command-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2cm" svg:height="1.27cm" svg:x="10.795cm" svg:y="3.175cm">
          <text:p text:style-name="P1"><text:span text:style-name="T1">Command-2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98cm" svg:height="0.954cm" svg:x="8.255cm" svg:y="5.715cm">
          <draw:text-box>
            <text:p><text:span text:style-name="T2">next</text:span></text:p>
          </draw:text-box>
        </draw:frame>
        <draw:frame draw:style-name="gr6" draw:text-style-name="P2" draw:layer="layout" svg:width="1.598cm" svg:height="0.954cm" svg:x="19.357cm" svg:y="3.491cm">
          <draw:text-box>
            <text:p><text:span text:style-name="T2">next</text:span></text:p>
          </draw:text-box>
        </draw:frame>
        <draw:frame draw:style-name="gr6" draw:text-style-name="P2" draw:layer="layout" svg:width="1.598cm" svg:height="0.954cm" svg:x="19.357cm" svg:y="5.715cm">
          <draw:text-box>
            <text:p><text:span text:style-name="T2">next</text:span></text:p>
          </draw:text-box>
        </draw:frame>
        <draw:custom-shape draw:style-name="gr5" draw:text-style-name="P1" draw:layer="layout" svg:width="7.62cm" svg:height="1.27cm" svg:x="20.955cm" svg:y="4.445cm">
          <text:p text:style-name="P1"><text:span text:style-name="T1">Command-4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255cm" svg:height="1.27cm" svg:x="28.575cm" svg:y="10.795cm">
          <text:p text:style-name="P1"><text:span text:style-name="T3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62cm" svg:height="1.27cm" svg:x="0.635cm" svg:y="12.7cm">
          <text:p text:style-name="P1"><text:span text:style-name="T3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0.16cm" svg:height="1.27cm" svg:x="18.415cm" svg:y="16.51cm">
          <text:p text:style-name="P1"><text:span text:style-name="T3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6.195cm" svg:height="1.27cm" svg:x="0.635cm" svg:y="18.415cm">
          <text:p text:style-name="P1"><text:span text:style-name="T3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8.255cm" svg:height="1.27cm" svg:x="28.575cm" svg:y="16.51cm">
          <text:p text:style-name="P1"><text:span text:style-name="T3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62cm" svg:height="1.27cm" svg:x="10.795cm" svg:y="12.7cm">
          <text:p text:style-name="P1"><text:span text:style-name="T3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7.78cm" svg:height="1.27cm" svg:x="0.635cm" svg:y="16.51cm">
          <text:p text:style-name="P1"><text:span text:style-name="T3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0.635cm" svg:y1="21.909cm" svg:x2="3.175cm" svg:y2="21.909cm">
          <text:p/>
        </draw:line>
        <draw:frame draw:style-name="gr10" draw:text-style-name="P4" draw:layer="layout" svg:width="1.827cm" svg:height="1.585cm" svg:x="0.635cm" svg:y="20.955cm">
          <draw:text-box>
            <text:p><text:span text:style-name="T3">Time</text:span></text:p>
          </draw:text-box>
        </draw:frame>
        <draw:custom-shape draw:style-name="gr8" draw:text-style-name="P3" draw:layer="layout" svg:width="7.62cm" svg:height="1.27cm" svg:x="10.795cm" svg:y="14.605cm">
          <text:p text:style-name="P1"><text:span text:style-name="T3">[&lt;Resource-3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62cm" svg:height="1.27cm" svg:x="20.955cm" svg:y="12.7cm">
          <text:p text:style-name="P1"><text:span text:style-name="T3">[&lt;Resource-4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0.635cm" svg:y1="7.62cm" svg:x2="36.83cm" svg:y2="7.62cm">
          <text:p/>
        </draw:line>
        <draw:line draw:style-name="gr11" draw:text-style-name="P1" draw:layer="layout" svg:x1="0.635cm" svg:y1="1.905cm" svg:x2="36.83cm" svg:y2="1.905cm">
          <text:p/>
        </draw:line>
        <draw:line draw:style-name="gr11" draw:text-style-name="P1" draw:layer="layout" svg:x1="0.635cm" svg:y1="20.32cm" svg:x2="36.83cm" svg:y2="20.32cm">
          <text:p/>
        </draw:line>
        <draw:frame draw:style-name="gr6" draw:text-style-name="P2" draw:layer="layout" svg:width="5.997cm" svg:height="0.954cm" svg:x="12.065cm" svg:y="8.571cm">
          <draw:text-box>
            <text:p><text:span text:style-name="T2">Inference Knowledge</text:span></text:p>
          </draw:text-box>
        </draw:frame>
        <draw:frame draw:style-name="gr6" draw:text-style-name="P2" draw:layer="layout" svg:width="4.003cm" svg:height="0.954cm" svg:x="16.852cm" svg:y="0.316cm">
          <draw:text-box>
            <text:p><text:span text:style-name="T2">Working Plan</text:span></text:p>
          </draw:text-box>
        </draw:frame>
        <draw:line draw:style-name="gr11" draw:text-style-name="P1" draw:layer="layout" svg:x1="0.635cm" svg:y1="1.905cm" svg:x2="0.635cm" svg:y2="7.62cm">
          <text:p/>
        </draw:line>
        <draw:line draw:style-name="gr11" draw:text-style-name="P1" draw:layer="layout" svg:x1="36.83cm" svg:y1="1.905cm" svg:x2="36.83cm" svg:y2="7.62cm">
          <text:p/>
        </draw:line>
        <draw:line draw:style-name="gr11" draw:text-style-name="P1" draw:layer="layout" svg:x1="0.635cm" svg:y1="10.16cm" svg:x2="36.83cm" svg:y2="10.16cm">
          <text:p/>
        </draw:line>
        <draw:line draw:style-name="gr11" draw:text-style-name="P1" draw:layer="layout" svg:x1="0.635cm" svg:y1="10.16cm" svg:x2="0.635cm" svg:y2="20.32cm">
          <text:p/>
        </draw:line>
        <draw:line draw:style-name="gr11" draw:text-style-name="P1" draw:layer="layout" svg:x1="36.83cm" svg:y1="10.16cm" svg:x2="36.83cm" svg:y2="20.32cm">
          <text:p/>
        </draw:line>
        <draw:line draw:style-name="gr4" draw:text-style-name="P1" draw:layer="layout" svg:x1="28.575cm" svg:y1="7.62cm" svg:x2="28.575cm" svg:y2="10.16cm">
          <text:p/>
        </draw:line>
        <draw:line draw:style-name="gr4" draw:text-style-name="P1" draw:layer="layout" svg:x1="8.255cm" svg:y1="7.62cm" svg:x2="8.255cm" svg:y2="10.16cm">
          <text:p/>
        </draw:line>
        <draw:line draw:style-name="gr4" draw:text-style-name="P1" draw:layer="layout" svg:x1="18.415cm" svg:y1="7.62cm" svg:x2="18.415cm" svg:y2="10.16cm">
          <text:p/>
        </draw:line>
        <draw:frame draw:style-name="gr6" draw:text-style-name="P2" draw:layer="layout" svg:width="5.011cm" svg:height="0.954cm" svg:x="3.244cm" svg:y="8.255cm">
          <draw:text-box>
            <text:p><text:span text:style-name="T2">apply trans-frame</text:span></text:p>
          </draw:text-box>
        </draw:frame>
        <draw:frame draw:style-name="gr6" draw:text-style-name="P2" draw:layer="layout" svg:width="5.011cm" svg:height="0.954cm" svg:x="18.415cm" svg:y="8.255cm">
          <draw:text-box>
            <text:p><text:span text:style-name="T2">apply trans-frame</text:span></text:p>
          </draw:text-box>
        </draw:frame>
        <draw:frame draw:style-name="gr6" draw:text-style-name="P2" draw:layer="layout" svg:width="5.011cm" svg:height="0.954cm" svg:x="28.575cm" svg:y="8.255cm">
          <draw:text-box>
            <text:p><text:span text:style-name="T2">apply trans-frame</text:span></text:p>
          </draw:text-box>
        </draw:frame>
        <draw:line draw:style-name="gr12" draw:text-style-name="P1" draw:layer="layout" svg:x1="18.415cm" svg:y1="1.27cm" svg:x2="17.145cm" svg:y2="2.54cm">
          <text:p/>
        </draw:line>
        <draw:line draw:style-name="gr12" draw:text-style-name="P1" draw:layer="layout" svg:x1="15.875cm" svg:y1="9.526cm" svg:x2="17.145cm" svg:y2="10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.465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20:45:08</meta:creation-date>
    <dc:date>2011-07-16T21:36:52</dc:date>
    <dc:creator>Bo Morgan</dc:creator>
    <meta:editing-duration>PT00H51M45S</meta:editing-duration>
    <meta:editing-cycles>8</meta:editing-cycles>
    <meta:generator>OpenOffice.org/3.2$Linux OpenOffice.org_project/320m12$Build-9483</meta:generator>
    <meta:document-statistic meta:object-count="55"/>
  </office:meta>
</office:document-meta>
</file>